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962cm"/>
    </style:style>
    <style:style style:name="co2" style:family="table-column">
      <style:table-column-properties fo:break-before="auto" style:column-width="3.51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987cm"/>
    </style:style>
    <style:style style:name="co5" style:family="table-column">
      <style:table-column-properties fo:break-before="auto" style:column-width="4.182cm"/>
    </style:style>
    <style:style style:name="co6" style:family="table-column">
      <style:table-column-properties fo:break-before="auto" style:column-width="3.676cm"/>
    </style:style>
    <style:style style:name="co7" style:family="table-column">
      <style:table-column-properties fo:break-before="auto" style:column-width="3.657cm"/>
    </style:style>
    <style:style style:name="co8" style:family="table-column">
      <style:table-column-properties fo:break-before="auto" style:column-width="3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olt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Receiving Component</text:p>
          </table:table-cell>
          <table:table-cell office:value-type="string" calcext:value-type="string">
            <text:p>Component Quantity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Material Thicknes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J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J1_PRN_InnerHousingBott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3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formula="of:=([.E3]*[.B3])" office:value-type="float" office:value="4" calcext:value-type="float">
            <text:p>4</text:p>
          </table:table-cell>
          <table:table-cell table:formula="of:=COM.MICROSOFT.CONCAT([.C3];&quot;-&quot;;[.D3];&quot;x&quot;;[.F3])" office:value-type="string" office:string-value="M3-25x4" calcext:value-type="string">
            <text:p>M3-25x4</text:p>
          </table:table-cell>
          <table:table-cell table:number-columns-repeated="3"/>
          <table:table-cell office:value-type="string" calcext:value-type="string">
            <text:p>J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1_PRN_InnerHousingTop(Bas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([.E4]*[.B4])" office:value-type="float" office:value="4" calcext:value-type="float">
            <text:p>4</text:p>
          </table:table-cell>
          <table:table-cell table:formula="of:=COM.MICROSOFT.CONCAT([.C4];&quot;-&quot;;[.D4];&quot;x&quot;;[.F4])" office:value-type="string" office:string-value="M3-8x4" calcext:value-type="string">
            <text:p>M3-8x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1_PRN_InnerHousingTop(Uppe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5</text:p>
          </table:table-cell>
          <table:table-cell table:formula="of:=[.L3]+4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([.E5]*[.B5])" office:value-type="float" office:value="6" calcext:value-type="float">
            <text:p>6</text:p>
          </table:table-cell>
          <table:table-cell table:formula="of:=COM.MICROSOFT.CONCAT([.C5];&quot;-&quot;;[.D5];&quot;x&quot;;[.F5])" office:value-type="string" office:string-value="M5-10x6" calcext:value-type="string">
            <text:p>M5-10x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1_Hou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3</text:p>
          </table:table-cell>
          <table:table-cell table:formula="of:=[.L2]+3" office:value-type="float" office:value="12" calcext:value-type="float">
            <text:p>12</text:p>
          </table:table-cell>
          <table:table-cell table:formula="of:=3*8" office:value-type="float" office:value="24" calcext:value-type="float">
            <text:p>24</text:p>
          </table:table-cell>
          <table:table-cell table:formula="of:=([.E6]*[.B6])" office:value-type="float" office:value="24" calcext:value-type="float">
            <text:p>24</text:p>
          </table:table-cell>
          <table:table-cell table:formula="of:=COM.MICROSOFT.CONCAT([.C6];&quot;-&quot;;[.D6];&quot;x&quot;;[.F6])" office:value-type="string" office:string-value="M3-12x24" calcext:value-type="string">
            <text:p>M3-12x24</text:p>
          </table:table-cell>
          <table:table-cell office:value-type="string" calcext:value-type="string">
            <text:p>Use Hex head screws for bottom of hous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1_Housing Mo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3</text:p>
          </table:table-cell>
          <table:table-cell table:formula="of:=[.L2]+1+3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([.E7]*[.B7])" office:value-type="float" office:value="4" calcext:value-type="float">
            <text:p>4</text:p>
          </table:table-cell>
          <table:table-cell table:formula="of:=COM.MICROSOFT.CONCAT([.C7];&quot;-&quot;;[.D7];&quot;x&quot;;[.F7])" office:value-type="string" office:string-value="M3-13x4" calcext:value-type="string">
            <text:p>M3-13x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1_LimitSwitch</text:p>
          </table:table-cell>
          <table:table-cell table:number-columns-repeated="4"/>
          <table:table-cell table:formula="of:=([.E8]*[.B8])" office:value-type="float" office:value="0" calcext:value-type="float">
            <text:p>0</text:p>
          </table:table-cell>
          <table:table-cell table:formula="of:=COM.MICROSOFT.CONCAT([.C8];&quot;-&quot;;[.D8];&quot;x&quot;;[.F8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9]*[.B9])" office:value-type="float" office:value="0" calcext:value-type="float">
            <text:p>0</text:p>
          </table:table-cell>
          <table:table-cell table:formula="of:=COM.MICROSOFT.CONCAT([.C9];&quot;-&quot;;[.D9];&quot;x&quot;;[.F9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2_Hou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3</text:p>
          </table:table-cell>
          <table:table-cell office:value-type="float" office:value="10" calcext:value-type="float">
            <text:p>10</text:p>
          </table:table-cell>
          <table:table-cell table:formula="of:=3*8" office:value-type="float" office:value="24" calcext:value-type="float">
            <text:p>24</text:p>
          </table:table-cell>
          <table:table-cell table:formula="of:=([.E10]*[.B10])" office:value-type="float" office:value="24" calcext:value-type="float">
            <text:p>24</text:p>
          </table:table-cell>
          <table:table-cell table:formula="of:=COM.MICROSOFT.CONCAT([.C10];&quot;-&quot;;[.D10];&quot;x&quot;;[.F10])" office:value-type="string" office:string-value="M3-10x24" calcext:value-type="string">
            <text:p>M3-10x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2_Bearing_housing_H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([.E11]*[.B11])" office:value-type="float" office:value="8" calcext:value-type="float">
            <text:p>8</text:p>
          </table:table-cell>
          <table:table-cell table:formula="of:=COM.MICROSOFT.CONCAT([.C11];&quot;-&quot;;[.D11];&quot;x&quot;;[.F11])" office:value-type="string" office:string-value="M3-10x8" calcext:value-type="string">
            <text:p>M3-10x8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12]*[.B12])" office:value-type="float" office:value="0" calcext:value-type="float">
            <text:p>0</text:p>
          </table:table-cell>
          <table:table-cell table:formula="of:=COM.MICROSOFT.CONCAT([.C12];&quot;-&quot;;[.D12];&quot;x&quot;;[.F12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13]*[.B13])" office:value-type="float" office:value="0" calcext:value-type="float">
            <text:p>0</text:p>
          </table:table-cell>
          <table:table-cell table:formula="of:=COM.MICROSOFT.CONCAT([.C13];&quot;-&quot;;[.D13];&quot;x&quot;;[.F13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c_N23 Mo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10-20</text:p>
          </table:table-cell>
          <table:table-cell office:value-type="float" office:value="4" calcext:value-type="float">
            <text:p>4</text:p>
          </table:table-cell>
          <table:table-cell table:formula="of:=([.E14]*[.B14])" office:value-type="float" office:value="4" calcext:value-type="float">
            <text:p>4</text:p>
          </table:table-cell>
          <table:table-cell table:formula="of:=COM.MICROSOFT.CONCAT([.C14];&quot;-&quot;;[.D14];&quot;x&quot;;[.F14])" office:value-type="string" office:string-value="M5-10-20x4" calcext:value-type="string">
            <text:p>M5-10-20x4</text:p>
          </table:table-cell>
          <table:table-cell office:value-type="string" calcext:value-type="string">
            <text:p>any length over 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_N23_Housing_B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([.E15]*[.B15])" office:value-type="float" office:value="4" calcext:value-type="float">
            <text:p>4</text:p>
          </table:table-cell>
          <table:table-cell table:formula="of:=COM.MICROSOFT.CONCAT([.C15];&quot;-&quot;;[.D15];&quot;x&quot;;[.F15])" office:value-type="string" office:string-value="M3-16x4" calcext:value-type="string">
            <text:p>M3-16x4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16]*[.B16])" office:value-type="float" office:value="0" calcext:value-type="float">
            <text:p>0</text:p>
          </table:table-cell>
          <table:table-cell table:formula="of:=COM.MICROSOFT.CONCAT([.C16];&quot;-&quot;;[.D16];&quot;x&quot;;[.F16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17]*[.B17])" office:value-type="float" office:value="0" calcext:value-type="float">
            <text:p>0</text:p>
          </table:table-cell>
          <table:table-cell table:formula="of:=COM.MICROSOFT.CONCAT([.C17];&quot;-&quot;;[.D17];&quot;x&quot;;[.F17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18]*[.B18])" office:value-type="float" office:value="0" calcext:value-type="float">
            <text:p>0</text:p>
          </table:table-cell>
          <table:table-cell table:formula="of:=COM.MICROSOFT.CONCAT([.C18];&quot;-&quot;;[.D18];&quot;x&quot;;[.F18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19]*[.B19])" office:value-type="float" office:value="0" calcext:value-type="float">
            <text:p>0</text:p>
          </table:table-cell>
          <table:table-cell table:formula="of:=COM.MICROSOFT.CONCAT([.C19];&quot;-&quot;;[.D19];&quot;x&quot;;[.F19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20]*[.B20])" office:value-type="float" office:value="0" calcext:value-type="float">
            <text:p>0</text:p>
          </table:table-cell>
          <table:table-cell table:formula="of:=COM.MICROSOFT.CONCAT([.C20];&quot;-&quot;;[.D20];&quot;x&quot;;[.F20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21]*[.B21])" office:value-type="float" office:value="0" calcext:value-type="float">
            <text:p>0</text:p>
          </table:table-cell>
          <table:table-cell table:formula="of:=COM.MICROSOFT.CONCAT([.C21];&quot;-&quot;;[.D21];&quot;x&quot;;[.F21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22]*[.B22])" office:value-type="float" office:value="0" calcext:value-type="float">
            <text:p>0</text:p>
          </table:table-cell>
          <table:table-cell table:formula="of:=COM.MICROSOFT.CONCAT([.C22];&quot;-&quot;;[.D22];&quot;x&quot;;[.F22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23]*[.B23])" office:value-type="float" office:value="0" calcext:value-type="float">
            <text:p>0</text:p>
          </table:table-cell>
          <table:table-cell table:formula="of:=COM.MICROSOFT.CONCAT([.C23];&quot;-&quot;;[.D23];&quot;x&quot;;[.F23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24]*[.B24])" office:value-type="float" office:value="0" calcext:value-type="float">
            <text:p>0</text:p>
          </table:table-cell>
          <table:table-cell table:formula="of:=COM.MICROSOFT.CONCAT([.C24];&quot;-&quot;;[.D24];&quot;x&quot;;[.F24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25]*[.B25])" office:value-type="float" office:value="0" calcext:value-type="float">
            <text:p>0</text:p>
          </table:table-cell>
          <table:table-cell table:formula="of:=COM.MICROSOFT.CONCAT([.C25];&quot;-&quot;;[.D25];&quot;x&quot;;[.F25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26]*[.B26])" office:value-type="float" office:value="0" calcext:value-type="float">
            <text:p>0</text:p>
          </table:table-cell>
          <table:table-cell table:formula="of:=COM.MICROSOFT.CONCAT([.C26];&quot;-&quot;;[.D26];&quot;x&quot;;[.F26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27]*[.B27])" office:value-type="float" office:value="0" calcext:value-type="float">
            <text:p>0</text:p>
          </table:table-cell>
          <table:table-cell table:formula="of:=COM.MICROSOFT.CONCAT([.C27];&quot;-&quot;;[.D27];&quot;x&quot;;[.F27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28]*[.B28])" office:value-type="float" office:value="0" calcext:value-type="float">
            <text:p>0</text:p>
          </table:table-cell>
          <table:table-cell table:formula="of:=COM.MICROSOFT.CONCAT([.C28];&quot;-&quot;;[.D28];&quot;x&quot;;[.F28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29]*[.B29])" office:value-type="float" office:value="0" calcext:value-type="float">
            <text:p>0</text:p>
          </table:table-cell>
          <table:table-cell table:formula="of:=COM.MICROSOFT.CONCAT([.C29];&quot;-&quot;;[.D29];&quot;x&quot;;[.F29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30]*[.B30])" office:value-type="float" office:value="0" calcext:value-type="float">
            <text:p>0</text:p>
          </table:table-cell>
          <table:table-cell table:formula="of:=COM.MICROSOFT.CONCAT([.C30];&quot;-&quot;;[.D30];&quot;x&quot;;[.F30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31]*[.B31])" office:value-type="float" office:value="0" calcext:value-type="float">
            <text:p>0</text:p>
          </table:table-cell>
          <table:table-cell table:formula="of:=COM.MICROSOFT.CONCAT([.C31];&quot;-&quot;;[.D31];&quot;x&quot;;[.F31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32]*[.B32])" office:value-type="float" office:value="0" calcext:value-type="float">
            <text:p>0</text:p>
          </table:table-cell>
          <table:table-cell table:formula="of:=COM.MICROSOFT.CONCAT([.C32];&quot;-&quot;;[.D32];&quot;x&quot;;[.F32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33]*[.B33])" office:value-type="float" office:value="0" calcext:value-type="float">
            <text:p>0</text:p>
          </table:table-cell>
          <table:table-cell table:formula="of:=COM.MICROSOFT.CONCAT([.C33];&quot;-&quot;;[.D33];&quot;x&quot;;[.F33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34]*[.B34])" office:value-type="float" office:value="0" calcext:value-type="float">
            <text:p>0</text:p>
          </table:table-cell>
          <table:table-cell table:formula="of:=COM.MICROSOFT.CONCAT([.C34];&quot;-&quot;;[.D34];&quot;x&quot;;[.F34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35]*[.B35])" office:value-type="float" office:value="0" calcext:value-type="float">
            <text:p>0</text:p>
          </table:table-cell>
          <table:table-cell table:formula="of:=COM.MICROSOFT.CONCAT([.C35];&quot;-&quot;;[.D35];&quot;x&quot;;[.F35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36]*[.B36])" office:value-type="float" office:value="0" calcext:value-type="float">
            <text:p>0</text:p>
          </table:table-cell>
          <table:table-cell table:formula="of:=COM.MICROSOFT.CONCAT([.C36];&quot;-&quot;;[.D36];&quot;x&quot;;[.F36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37]*[.B37])" office:value-type="float" office:value="0" calcext:value-type="float">
            <text:p>0</text:p>
          </table:table-cell>
          <table:table-cell table:formula="of:=COM.MICROSOFT.CONCAT([.C37];&quot;-&quot;;[.D37];&quot;x&quot;;[.F37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38]*[.B38])" office:value-type="float" office:value="0" calcext:value-type="float">
            <text:p>0</text:p>
          </table:table-cell>
          <table:table-cell table:formula="of:=COM.MICROSOFT.CONCAT([.C38];&quot;-&quot;;[.D38];&quot;x&quot;;[.F38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39]*[.B39])" office:value-type="float" office:value="0" calcext:value-type="float">
            <text:p>0</text:p>
          </table:table-cell>
          <table:table-cell table:formula="of:=COM.MICROSOFT.CONCAT([.C39];&quot;-&quot;;[.D39];&quot;x&quot;;[.F39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40]*[.B40])" office:value-type="float" office:value="0" calcext:value-type="float">
            <text:p>0</text:p>
          </table:table-cell>
          <table:table-cell table:formula="of:=COM.MICROSOFT.CONCAT([.C40];&quot;-&quot;;[.D40];&quot;x&quot;;[.F40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41]*[.B41])" office:value-type="float" office:value="0" calcext:value-type="float">
            <text:p>0</text:p>
          </table:table-cell>
          <table:table-cell table:formula="of:=COM.MICROSOFT.CONCAT([.C41];&quot;-&quot;;[.D41];&quot;x&quot;;[.F41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42]*[.B42])" office:value-type="float" office:value="0" calcext:value-type="float">
            <text:p>0</text:p>
          </table:table-cell>
          <table:table-cell table:formula="of:=COM.MICROSOFT.CONCAT([.C42];&quot;-&quot;;[.D42];&quot;x&quot;;[.F42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43]*[.B43])" office:value-type="float" office:value="0" calcext:value-type="float">
            <text:p>0</text:p>
          </table:table-cell>
          <table:table-cell table:formula="of:=COM.MICROSOFT.CONCAT([.C43];&quot;-&quot;;[.D43];&quot;x&quot;;[.F43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44]*[.B44])" office:value-type="float" office:value="0" calcext:value-type="float">
            <text:p>0</text:p>
          </table:table-cell>
          <table:table-cell table:formula="of:=COM.MICROSOFT.CONCAT([.C44];&quot;-&quot;;[.D44];&quot;x&quot;;[.F44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45]*[.B45])" office:value-type="float" office:value="0" calcext:value-type="float">
            <text:p>0</text:p>
          </table:table-cell>
          <table:table-cell table:formula="of:=COM.MICROSOFT.CONCAT([.C45];&quot;-&quot;;[.D45];&quot;x&quot;;[.F45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46]*[.B46])" office:value-type="float" office:value="0" calcext:value-type="float">
            <text:p>0</text:p>
          </table:table-cell>
          <table:table-cell table:formula="of:=COM.MICROSOFT.CONCAT([.C46];&quot;-&quot;;[.D46];&quot;x&quot;;[.F46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47]*[.B47])" office:value-type="float" office:value="0" calcext:value-type="float">
            <text:p>0</text:p>
          </table:table-cell>
          <table:table-cell table:formula="of:=COM.MICROSOFT.CONCAT([.C47];&quot;-&quot;;[.D47];&quot;x&quot;;[.F47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48]*[.B48])" office:value-type="float" office:value="0" calcext:value-type="float">
            <text:p>0</text:p>
          </table:table-cell>
          <table:table-cell table:formula="of:=COM.MICROSOFT.CONCAT([.C48];&quot;-&quot;;[.D48];&quot;x&quot;;[.F48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49]*[.B49])" office:value-type="float" office:value="0" calcext:value-type="float">
            <text:p>0</text:p>
          </table:table-cell>
          <table:table-cell table:formula="of:=COM.MICROSOFT.CONCAT([.C49];&quot;-&quot;;[.D49];&quot;x&quot;;[.F49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50]*[.B50])" office:value-type="float" office:value="0" calcext:value-type="float">
            <text:p>0</text:p>
          </table:table-cell>
          <table:table-cell table:formula="of:=COM.MICROSOFT.CONCAT([.C50];&quot;-&quot;;[.D50];&quot;x&quot;;[.F50])" office:value-type="string" office:string-value="-x0" calcext:value-type="string">
            <text:p>-x0</text:p>
          </table:table-cell>
          <table:table-cell table:number-columns-repeated="5"/>
        </table:table-row>
      </table:table>
      <table:table table:name="Bearing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Receiving Component</text:p>
          </table:table-cell>
          <table:table-cell office:value-type="string" calcext:value-type="string">
            <text:p>Component Quantity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yc_N23_CycDis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15OD24T5</text:p>
          </table:table-cell>
          <table:table-cell office:value-type="float" office:value="2" calcext:value-type="float">
            <text:p>2</text:p>
          </table:table-cell>
          <table:table-cell table:formula="of:=[.B3]*[.D3]" office:value-type="float" office:value="2" calcext:value-type="float">
            <text:p>2</text:p>
          </table:table-cell>
          <table:table-cell table:formula="of:=COM.MICROSOFT.CONCAT([.C3];&quot;x&quot;;[.E3])" office:value-type="string" office:string-value="ID15OD24T5x2" calcext:value-type="string">
            <text:p>ID15OD24T5x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5">00/00/0000</text:date>, <text:time style:data-style-name="N2" text:time-value="13:03:51.8690092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2T11:24:11.959790601</meta:creation-date>
    <dc:date>2024-07-25T14:11:25.634187997</dc:date>
    <meta:editing-duration>PT5H14M24S</meta:editing-duration>
    <meta:editing-cycles>8</meta:editing-cycles>
    <meta:generator>LibreOffice/24.2.4.2$Linux_X86_64 LibreOffice_project/420$Build-2</meta:generator>
    <meta:document-statistic meta:table-count="2" meta:cell-count="171" meta:object-count="0"/>
  </office:meta>
</office:document-meta>
</file>